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co1" style:family="table-column">
      <style:table-column-properties style:column-width="4.296cm" style:use-optimal-column-width="false"/>
    </style:style>
    <style:style style:name="co2" style:family="table-column">
      <style:table-column-properties style:column-width="5.184cm" style:use-optimal-column-width="false"/>
    </style:style>
    <style:style style:name="co3" style:family="table-column">
      <style:table-column-properties style:column-width="15.719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emobuilder</text:span></text:p>
            <text:p/>
            <text:p/>
            <text:p>8 September 2015</text:p>
            <text:p/>
            <text:p>Jim Minter &lt;jminter@redhat.com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mobuil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open source, community and meritocracy to build and share <text:span text:style-name="T2">standard, high quality product VMs and demos</text:span></text:p>
              </text:list-item>
              <text:list-item>
                <text:p>Field initiative, initially targetted internally at customer-facing technical associates, e.g. SAs/consultants/GSS</text:p>
                <text:p/>
              </text:list-item>
              <text:list-item>
                <text:p><text:a xlink:href="http://demobuilder.gps.hst.ams2.redhat.com/" xlink:type="simple">http://demobuilder.gps.hst.ams2.redhat.com/</text:a></text:p>
              </text:list-item>
              <text:list-item>
                <text:p><text:a xlink:href="https://github.com/RedHatEMEA/demobuilder/" xlink:type="simple">https://github.com/RedHatEMEA/demobuilder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ject ai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ndard, high quality VM images suitable for beginners and experts</text:p>
              </text:list-item>
              <text:list-item>
                <text:p>Images always fresh and up-to-date (CI/CD)</text:p>
              </text:list-item>
              <text:list-item>
                <text:p>Anyone can add or improve VM images (send a pull request!)</text:p>
              </text:list-item>
              <text:list-item>
                <text:p>Demo documentation/instructions/best practices included</text:p>
              </text:list-item>
              <text:list-item>
                <text:p>Multi-target (RHEL/Fedora/OSX + Vagrant, RHEV, OpenStack, VMware, AWS, etc.)</text:p>
              </text:list-item>
              <text:list-item>
                <text:p>Use standard resources to improve quality and save everyone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1 (September 2015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ndard OpenShift 3.0.1 demos in three flavours</text:p>
              </text:list-item>
              <text:list-item>
                <text:p>Standard VM image for running WebEx</text:p>
                <text:p/>
              </text:list-item>
              <text:list-item>
                <text:p>Documented and tested demo walk through, download instructions, etc.</text:p>
              </text:list-item>
              <text:list-item>
                <text:p>Simply requires laptop (RHEL/Fedora/OSX) + vagrant</text:p>
              </text:list-item>
              <text:list-item>
                <text:p>Download image and g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penShift demo images</text:p>
          </draw:text-box>
        </draw:frame>
        <draw:frame draw:style-name="standard" draw:layer="layout" svg:width="25.198cm" svg:height="5.30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">Name</text:span></text:p>
              </table:table-cell>
              <table:table-cell>
                <text:p><text:span text:style-name="T3">Download size</text:span></text:p>
              </table:table-cell>
              <table:table-cell>
                <text:p><text:span text:style-name="T3">Notes; suggested use cases</text:span></text:p>
              </table:table-cell>
            </table:table-row>
            <table:table-row table:style-name="ro1" table:default-cell-style-name="ce2">
              <table:table-cell>
                <text:p><text:span text:style-name="T4">All-in-one</text:span></text:p>
              </table:table-cell>
              <table:table-cell>
                <text:p><text:span text:style-name="T4">2.5GB</text:span></text:p>
              </table:table-cell>
              <table:table-cell>
                <text:p><text:span text:style-name="T4">Vanilla; replicate customer issues / experiment with product</text:span></text:p>
              </table:table-cell>
            </table:table-row>
            <table:table-row table:style-name="ro1" table:default-cell-style-name="ce2">
              <table:table-cell>
                <text:p><text:span text:style-name="T4">Offline</text:span></text:p>
              </table:table-cell>
              <table:table-cell>
                <text:p><text:span text:style-name="T4">3.5GB</text:span></text:p>
              </table:table-cell>
              <table:table-cell>
                <text:p><text:span text:style-name="T4">Offline; for use with no net connection</text:span></text:p>
              </table:table-cell>
            </table:table-row>
            <table:table-row table:style-name="ro1" table:default-cell-style-name="ce2">
              <table:table-cell>
                <text:p><text:span text:style-name="T4">Offline</text:span></text:p>
                <text:p><text:span text:style-name="T4">(Jim's demo)</text:span></text:p>
              </table:table-cell>
              <table:table-cell>
                <text:p><text:span text:style-name="T4">4.5GB</text:span></text:p>
              </table:table-cell>
              <table:table-cell>
                <text:p><text:span text:style-name="T4">Offline, also includes JBoss Developer Studio; use for customer demo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6" draw:text-style-name="P1" draw:layer="layout" svg:width="25.199cm" svg:height="16.255cm" svg:x="1.4cm" svg:y="0.837cm" presentation:class="subtitle">
          <draw:text-box>
            <text:p>Demo!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nal announcements and enablement</text:p>
              </text:list-item>
              <text:list-item>
                <text:p>Crowdsource further improvements to OpenShift demos</text:p>
              </text:list-item>
              <text:list-item>
                <text:p>Add further product VMs</text:p>
                <text:list>
                  <text:list-item>
                    <text:p>e.g. OpenStack, JBoss products, Atomic, etc.</text:p>
                  </text:list-item>
                </text:list>
              </text:list-item>
              <text:list-item>
                <text:p>Auto export/import RHEV, OpenStack, VMware and AWS images</text:p>
                <text:list>
                  <text:list-item>
                    <text:p>e.g. to EMEA demo central, EMEA regional demo labs, OS1, etc.</text:p>
                  </text:list-item>
                </text:list>
              </text:list-item>
              <text:list-item>
                <text:p>Investigate extending VM images to partners</text:p>
              </text:list-item>
              <text:list-item>
                <text:p>See issues in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ll to action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y thanks to the following people for already joining the demobuilder community, testing, suggesting improvements and/or sending patches:</text:p>
                <text:list>
                  <text:list-item>
                    <text:p>Andy Downs</text:p>
                  </text:list-item>
                  <text:list-item>
                    <text:p>Johnray Fuller</text:p>
                  </text:list-item>
                  <text:list-item>
                    <text:p>Christian Horn</text:p>
                  </text:list-item>
                  <text:list-item>
                    <text:p>Ian Lawson</text:p>
                  </text:list-item>
                  <text:list-item>
                    <text:p>Keith Lynch</text:p>
                  </text:list-item>
                  <text:list-item>
                    <text:p>Ivan McKinley</text:p>
                  </text:list-item>
                  <text:list-item>
                    <text:p>James Read</text:p>
                  </text:list-item>
                  <text:list-item>
                    <text:p>Nabeel Saad</text:p>
                  </text:list-item>
                  <text:list-item>
                    <text:p>Ed Seymour</text:p>
                  </text:list-item>
                  <text:list-item>
                    <text:p>Jaen Swart</text:p>
                  </text:list-item>
                  <text:list-item>
                    <text:p>and other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l to action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y out the demos and provide feedback</text:p>
              </text:list-item>
              <text:list-item>
                <text:p>Join the community and help us move faster</text:p>
                <text:p/>
              </text:list-item>
              <text:list-item>
                <text:p><text:a xlink:href="http://demobuilder.gps.hst.ams2.redhat.com/" xlink:type="simple">http://demobuilder.gps.hst.ams2.redhat.com/</text:a></text:p>
                <text:p><text:span text:style-name="T5">FAB mirror: </text:span><text:span text:style-name="T5"><text:a xlink:href="http://demobuilder.saleslab.fab.redhat.com/" xlink:type="simple">http://demobuilder.saleslab.fab.redhat.com/</text:a></text:span><text:span text:style-name="T5"> </text:span></text:p>
                <text:p/>
              </text:list-item>
              <text:list-item>
                <text:p><text:a xlink:href="https://github.com/RedHatEMEA/demobuilder/" xlink:type="simple">https://github.com/RedHatEMEA/demobuilder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7T06:45:25.842283515</meta:creation-date>
    <dc:date>2015-09-08T10:59:19.432727919</dc:date>
    <meta:editing-duration>PT1H8M57S</meta:editing-duration>
    <meta:editing-cycles>19</meta:editing-cycles>
    <meta:generator>LibreOffice/4.4.4.2$Linux_X86_64 LibreOffice_project/40$Build-2</meta:generator>
    <meta:document-statistic meta:object-count="55"/>
  </office:meta>
</office:document-meta>
</file>